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en" fo:country="NZ" officeooo:paragraph-rsid="001dd676"/>
    </style:style>
    <style:style style:name="P2" style:family="paragraph" style:parent-style-name="Text_20_body">
      <style:text-properties fo:language="en" fo:country="NZ"/>
    </style:style>
    <style:style style:name="P3" style:family="paragraph" style:parent-style-name="Text_20_body">
      <style:text-properties fo:language="en" fo:country="NZ" officeooo:rsid="0024ac15" officeooo:paragraph-rsid="0024ac15"/>
    </style:style>
    <style:style style:name="P4" style:family="paragraph" style:parent-style-name="Text_20_body">
      <style:text-properties fo:language="en" fo:country="NZ" officeooo:rsid="001922d1" officeooo:paragraph-rsid="001922d1"/>
    </style:style>
    <style:style style:name="P5" style:family="paragraph" style:parent-style-name="Text_20_body">
      <style:text-properties fo:language="en" fo:country="NZ" officeooo:rsid="00253287" officeooo:paragraph-rsid="00253287"/>
    </style:style>
    <style:style style:name="P6" style:family="paragraph" style:parent-style-name="Text_20_body">
      <style:text-properties fo:language="en" fo:country="NZ" officeooo:rsid="002a322e" officeooo:paragraph-rsid="002a322e"/>
    </style:style>
    <style:style style:name="P7" style:family="paragraph" style:parent-style-name="Text_20_body">
      <style:text-properties officeooo:rsid="001a8d75" officeooo:paragraph-rsid="001a8d75"/>
    </style:style>
    <style:style style:name="P8" style:family="paragraph" style:parent-style-name="Text_20_body">
      <style:text-properties officeooo:rsid="001a8d75" officeooo:paragraph-rsid="0024ac15"/>
    </style:style>
    <style:style style:name="P9" style:family="paragraph" style:parent-style-name="Text_20_body">
      <style:text-properties officeooo:rsid="001922d1" officeooo:paragraph-rsid="0024ac15"/>
    </style:style>
    <style:style style:name="P10" style:family="paragraph" style:parent-style-name="Text_20_body">
      <style:text-properties officeooo:rsid="0030d3a3" officeooo:paragraph-rsid="0030d3a3"/>
    </style:style>
    <style:style style:name="P11" style:family="paragraph" style:parent-style-name="Heading_20_1">
      <style:text-properties fo:language="en" fo:country="NZ" officeooo:rsid="0024ac15" officeooo:paragraph-rsid="002e5457"/>
    </style:style>
    <style:style style:name="P12" style:family="paragraph" style:parent-style-name="Heading_20_2">
      <style:text-properties fo:language="en" fo:country="NZ" officeooo:rsid="0024ac15" officeooo:paragraph-rsid="00253287"/>
    </style:style>
    <style:style style:name="P13" style:family="paragraph" style:parent-style-name="Heading_20_2">
      <style:text-properties fo:language="en" fo:country="NZ" officeooo:rsid="0024ac15" officeooo:paragraph-rsid="0030d3a3"/>
    </style:style>
    <style:style style:name="P14" style:family="paragraph" style:parent-style-name="Heading_20_2">
      <style:text-properties fo:language="en" fo:country="NZ" officeooo:rsid="0024ac15" officeooo:paragraph-rsid="0024ac15"/>
    </style:style>
    <style:style style:name="P15" style:family="paragraph" style:parent-style-name="Heading_20_2">
      <style:text-properties fo:language="en" fo:country="NZ" officeooo:rsid="001922d1" officeooo:paragraph-rsid="00253287"/>
    </style:style>
    <style:style style:name="P16" style:family="paragraph" style:parent-style-name="Heading_20_2">
      <style:text-properties fo:language="en" fo:country="NZ" officeooo:rsid="001922d1" officeooo:paragraph-rsid="001922d1"/>
    </style:style>
    <style:style style:name="P17" style:family="paragraph" style:parent-style-name="Heading_20_2">
      <style:text-properties fo:language="en" fo:country="NZ" officeooo:rsid="001922d1" officeooo:paragraph-rsid="00211111"/>
    </style:style>
    <style:style style:name="P18" style:family="paragraph" style:parent-style-name="Heading_20_2">
      <style:text-properties fo:language="en" fo:country="NZ" officeooo:rsid="0030d3a3" officeooo:paragraph-rsid="0030d3a3"/>
    </style:style>
    <style:style style:name="P19" style:family="paragraph" style:parent-style-name="Heading_20_2">
      <style:text-properties fo:language="en" fo:country="NZ" officeooo:rsid="0026d6cd" officeooo:paragraph-rsid="0026d6cd"/>
    </style:style>
    <style:style style:name="P20" style:family="paragraph" style:parent-style-name="Heading_20_2">
      <style:text-properties fo:language="en" fo:country="NZ" officeooo:rsid="00211111" officeooo:paragraph-rsid="00211111"/>
    </style:style>
    <style:style style:name="P21" style:family="paragraph" style:parent-style-name="Heading_20_3">
      <style:text-properties fo:language="en" fo:country="NZ" officeooo:rsid="002a322e" officeooo:paragraph-rsid="002a322e"/>
    </style:style>
    <style:style style:name="P22" style:family="paragraph" style:parent-style-name="Text_20_body" style:list-style-name="L1">
      <style:text-properties fo:language="en" fo:country="NZ" officeooo:rsid="002a322e" officeooo:paragraph-rsid="002a322e"/>
    </style:style>
    <style:style style:name="P23" style:family="paragraph" style:parent-style-name="Text_20_body" style:list-style-name="L2">
      <style:text-properties fo:language="en" fo:country="NZ" officeooo:rsid="0024ac15" officeooo:paragraph-rsid="0024ac15"/>
    </style:style>
    <style:style style:name="P24" style:family="paragraph" style:parent-style-name="Text_20_body" style:list-style-name="L3">
      <style:text-properties fo:language="en" fo:country="NZ" officeooo:rsid="00211111" officeooo:paragraph-rsid="00211111"/>
    </style:style>
    <style:style style:name="T1" style:family="text">
      <style:text-properties officeooo:rsid="001dd676"/>
    </style:style>
    <style:style style:name="T2" style:family="text">
      <style:text-properties style:font-name="Liberation Seri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language="en" fo:country="NZ"/>
    </style:style>
    <style:style style:name="T5" style:family="text">
      <style:text-properties style:font-name="Liberation Serif1" fo:language="en" fo:country="NZ" officeooo:rsid="001c5a1f"/>
    </style:style>
    <style:style style:name="T6" style:family="text">
      <style:text-properties officeooo:rsid="001a8d75"/>
    </style:style>
    <style:style style:name="T7" style:family="text">
      <style:text-properties fo:language="en" fo:country="NZ"/>
    </style:style>
    <style:style style:name="T8" style:family="text">
      <style:text-properties fo:language="en" fo:country="NZ" officeooo:rsid="0024ac15"/>
    </style:style>
    <style:style style:name="T9" style:family="text">
      <style:text-properties fo:language="en" fo:country="NZ" officeooo:rsid="001d064d"/>
    </style:style>
    <style:style style:name="T10" style:family="text">
      <style:text-properties fo:language="en" fo:country="NZ" officeooo:rsid="002e5457"/>
    </style:style>
    <style:style style:name="T11" style:family="text">
      <style:text-properties fo:language="en" fo:country="NZ" officeooo:rsid="00323df7"/>
    </style:style>
    <style:style style:name="T12" style:family="text">
      <style:text-properties fo:language="en" fo:country="NZ" officeooo:rsid="0033b753"/>
    </style:style>
    <style:style style:name="T13" style:family="text">
      <style:text-properties fo:language="en" fo:country="NZ" officeooo:rsid="00344151"/>
    </style:style>
    <style:style style:name="T14" style:family="text">
      <style:text-properties officeooo:rsid="002e5457"/>
    </style:style>
    <style:style style:name="T15" style:family="text">
      <style:text-properties officeooo:rsid="002fc92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4">Odf2fountain</text:span> – Open Document <text:span text:style-name="T14">to</text:span> Fountain text converter</text:h>
      <text:h text:style-name="P12" text:outline-level="2">Purpose:</text:h>
      <text:p text:style-name="P5">Converts a <text:span text:style-name="T14">word processing file in Oasis Open Document format (LibreOffice, etc) into a </text:span>.fountain file unto a word processing file.</text:p>
      <text:h text:style-name="P15" text:outline-level="2">Licence<text:span text:style-name="T6">s:</text:span></text:h>
      <text:p text:style-name="P9"><text:span text:style-name="T7">Th</text:span><text:span text:style-name="T8">is </text:span><text:span text:style-name="T7">program </text:span><text:span text:style-name="T10">i</text:span><text:span text:style-name="T7">s licenced under the </text:span><text:a xlink:type="simple" xlink:href="https://www.apache.org/licenses/LICENSE-2.0" text:style-name="Internet_20_link" text:visited-style-name="Visited_20_Internet_20_Link"><text:span text:style-name="T7">Apache 2.0 licence</text:span></text:a><text:span text:style-name="T7">. <text:s/></text:span><text:span text:style-name="T8">You may use it only under the terms of the Apache 2.0 licence. </text:span><text:span text:style-name="T7">This licence is recognised as GPL compatible so shouldn’t create problems for people wanting to reuse </text:span><text:span text:style-name="T9">or extend </text:span><text:span text:style-name="T7">the utilities.</text:span></text:p>
      <text:p text:style-name="P8"><text:span text:style-name="T7">Documentation: <text:s/>All original non-program files are licenced under the </text:span><text:a xlink:type="simple" xlink:href="https://creativecommons.org/licenses/by-sa/4.0/" text:style-name="Internet_20_link" text:visited-style-name="Visited_20_Internet_20_Link"><text:span text:style-name="T7">Creative Commons Attribution-ShareAlike 4.0 International (CC BY-SA 4.0)</text:span></text:a><text:span text:style-name="T7"> licence.</text:span></text:p>
      <text:h text:style-name="P18" text:outline-level="2">Input:</text:h>
      <text:p text:style-name="P10"><text:span text:style-name="T7">Input files are </text:span><text:span text:style-name="T11">s</text:span><text:span text:style-name="T7">tandard LibreOffice writer document</text:span><text:span text:style-name="T11">s</text:span><text:span text:style-name="T7"> formatted as a </text:span><text:span text:style-name="T11">screenplay script</text:span><text:span text:style-name="T7">. If you base your </text:span><text:span text:style-name="T11">document on the documents in the </text:span><text:a xlink:type="simple" xlink:href="https://github.com/juliaclement/screenwriting/tree/main/fountain2odf" text:style-name="Internet_20_link" text:visited-style-name="Visited_20_Internet_20_Link"><text:span text:style-name="T11">fountain2odf</text:span></text:a><text:span text:style-name="T11"> you have styles named Action, Character, Dialogue, etc matching the fountain types with appropriate formatting. If you </text:span><text:span text:style-name="T13">choose not to </text:span><text:span text:style-name="T11">use these styles, you need to indicate the style to use by setting the capitalisation / number of leading spaces to let </text:span><text:span text:style-name="T12">odt2fountain and </text:span><text:span text:style-name="T11">the </text:span><text:span text:style-name="T12">receiving </text:span><text:span text:style-name="T11">translat</text:span><text:span text:style-name="T12">o</text:span><text:span text:style-name="T11">r guess what it is working on.</text:span></text:p>
      <text:h text:style-name="P13" text:outline-level="2">Usage:</text:h>
      <text:p text:style-name="P3">After installing, this is used from the command line:</text:p>
      <text:p text:style-name="P3"><text:tab/><text:span text:style-name="T15">python3 </text:span>odf2fountain.py [-h] [--output OUTPUT] [--forcetypes] [--extendedfountain] [--debug] file [files ...]</text:p>
      <text:p text:style-name="P3"/>
      <text:p text:style-name="P3">positional arguments:</text:p>
      <text:p text:style-name="P3"><text:s text:c="2"/><text:span text:style-name="T15">file</text:span>/files<text:tab/>input files space separated</text:p>
      <text:p text:style-name="P3"/>
      <text:p text:style-name="P3">options:</text:p>
      <text:p text:style-name="P3"><text:s text:c="2"/>-h, --help<text:tab/>show help message and exit</text:p>
      <text:p text:style-name="P3"><text:s text:c="2"/>--output OUTPUT</text:p>
      <text:p text:style-name="P3"><text:soft-page-break/><text:tab/><text:tab/>output filename. Default = input filename.fountain</text:p>
      <text:p text:style-name="P3"><text:s text:c="2"/>--forcetypes<text:tab/>Start lines with a special character <text:span text:style-name="T15">from the </text:span><text:a xlink:type="simple" xlink:href="https://fountain.io/syntax" text:style-name="Internet_20_link" text:visited-style-name="Visited_20_Internet_20_Link"><text:span text:style-name="T15">fountain specification</text:span></text:a><text:span text:style-name="T15"> </text:span>rather than let the fountain translator use heuristics to determine line type.</text:p>
      <text:p text:style-name="P3"><text:s text:c="2"/>--extendedfountain</text:p>
      <text:p text:style-name="P3"><text:tab/><text:tab/>Enable extra type forcing characters not supported by most fountain translators. <text:span text:style-name="T15">Currently just % for Dialogue</text:span></text:p>
      <text:p text:style-name="P3"><text:s text:c="2"/>--debug, -debug <text:s text:c="6"/>provide developer information</text:p>
      <text:h text:style-name="P21" text:outline-level="3">Setup</text:h>
      <text:list text:style-name="L1">
        <text:list-item>
          <text:p text:style-name="P22">Install dependencies, see below</text:p>
        </text:list-item>
        <text:list-item>
          <text:p text:style-name="P22">Download the program folder from github</text:p>
        </text:list-item>
      </text:list>
      <text:h text:style-name="P14" text:outline-level="2">Dependencies</text:h>
      <text:list text:style-name="L2">
        <text:list-item>
          <text:p text:style-name="P23">The latest version of python3</text:p>
        </text:list-item>
      </text:list>
      <text:h text:style-name="P16" text:outline-level="2">Language</text:h>
      <text:p text:style-name="P4">These documents and programs are in New Zealand English which does not use American spelling. If you don’t like reading correctly spelled New Zealand English, please don’t read them.</text:p>
      <text:h text:style-name="P19" text:outline-level="2">Manifest:</text:h>
      <text:p text:style-name="P6"><text:span text:style-name="T15">odf2fountain</text:span>.py -- the program</text:p>
      <text:p text:style-name="P6">README.md -- this file</text:p>
      <text:h text:style-name="P20" text:outline-level="2">To do:</text:h>
      <text:list text:style-name="L3">
        <text:list-item>
          <text:p text:style-name="P24">Writing some tests is required.</text:p>
        </text:list-item>
      </text:list>
      <text:h text:style-name="P17" text:outline-level="2">Experimental</text:h>
      <text:p text:style-name="P4">None of these tools are intended to do the complete job, but I am prepared to consider requests for small changes that improve usability and accept pull requests for enhancements.</text:p>
      <text:p text:style-name="P4">I have no current plans to write installers, or Pip packages. <text:s/>For the two most popular operating systems I lack the means to test created installers. I would welcome requests from interested and technically capable people who would like to join the project to create installers for some or all platforms on an ongoing basi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1" fo:font-size="12pt" fo:language="en" fo:country="NZ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language="en" fo:country="NZ" officeooo:paragraph-rsid="001dd676"/>
    </style:style>
    <style:style style:name="MP2" style:family="paragraph" style:parent-style-name="Text_20_body">
      <style:text-properties fo:language="en" fo:country="NZ"/>
    </style:style>
    <style:style style:name="MP3" style:family="paragraph" style:parent-style-name="Text_20_body">
      <style:text-properties officeooo:rsid="001a8d75" officeooo:paragraph-rsid="001a8d75"/>
    </style:style>
    <style:style style:name="MT1" style:family="text">
      <style:text-properties officeooo:rsid="001dd676"/>
    </style:style>
    <style:style style:name="MT2" style:family="text">
      <style:text-properties style:font-name="Liberation Serif"/>
    </style:style>
    <style:style style:name="MT3" style:family="text">
      <style:text-properties style:font-name="Liberation Serif1"/>
    </style:style>
    <style:style style:name="MT4" style:family="text">
      <style:text-properties style:font-name="Liberation Serif1" fo:language="en" fo:country="NZ"/>
    </style:style>
    <style:style style:name="MT5" style:family="text">
      <style:text-properties style:font-name="Liberation Serif1" fo:language="en" fo:country="NZ" officeooo:rsid="001c5a1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2"><text:span text:style-name="MT1">C</text:span>opyright <text:span text:style-name="MT2">©</text:span><text:span text:style-name="MT3"> 2022 Julia Ingleby Clement.</text:span></text:p>
        <text:p text:style-name="MP3"><text:span text:style-name="MT4">You may use, </text:span><text:span text:style-name="MT5">modify </text:span><text:span text:style-name="MT4">and republish </text:span><text:span text:style-name="MT5">this document</text:span><text:span text:style-name="MT4"> </text:span><text:span text:style-name="MT5">only </text:span><text:span text:style-name="MT4">under the terms of <text:s/>the </text:span><text:a xlink:type="simple" xlink:href="https://creativecommons.org/licenses/by-sa/4.0/" text:style-name="Internet_20_link" text:visited-style-name="Visited_20_Internet_20_Link"><text:span text:style-name="MT4">Creative Commons Attribution-ShareAlike 4.0 International (CC BY-SA 4.0)</text:span></text:a><text:span text:style-name="MT4"> licence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0:10:36.543662012</meta:creation-date>
    <meta:generator>LibreOffice/7.4.0.3$Linux_X86_64 LibreOffice_project/40$Build-3</meta:generator>
    <dc:date>2022-08-19T21:36:50.385278499</dc:date>
    <meta:editing-duration>PT4H3M59S</meta:editing-duration>
    <meta:editing-cycles>27</meta:editing-cycles>
    <meta:document-statistic meta:table-count="0" meta:image-count="0" meta:object-count="0" meta:page-count="2" meta:paragraph-count="38" meta:word-count="447" meta:character-count="2895" meta:non-whitespace-character-count="2471"/>
  </office:meta>
</office:document-meta>
</file>